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paragraph-rsid="0015b2c4"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193in"/>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text-properties style:font-name="Arial" fo:font-size="9pt" fo:font-style="italic" style:font-size-asian="9pt" style:font-style-asian="italic" style:font-name-complex="Arial" style:font-size-complex="9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3"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4"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5"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text-align="end" style:justify-single-word="false"/>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0.748in"/>
        </style:tab-stops>
      </style:paragraph-properties>
    </style:style>
    <style:style style:name="P50"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1" style:family="paragraph" style:parent-style-name="Normál">
      <style:paragraph-properties fo:line-height="0.0008in" fo:text-align="justify" style:justify-single-word="false" fo:orphans="0" fo:widows="0" style:text-autospace="none"/>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paragraph-properties fo:margin-left="0.0138in" fo:margin-right="0in" fo:orphans="0" fo:widows="0" fo:text-indent="0in" style:auto-text-indent="false" style:text-autospace="none">
        <style:tab-stops/>
      </style:paragraph-properties>
    </style:style>
    <style:style style:name="P55"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6" style:family="paragraph" style:parent-style-name="Normál">
      <style:paragraph-properties fo:margin-left="0in" fo:margin-right="0.2638in" fo:line-height="12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398in" fo:margin-right="0in" fo:text-indent="0in" style:auto-text-indent="false">
        <style:tab-stops/>
      </style:paragraph-properties>
      <style:text-properties fo:color="#9900ff"/>
    </style:style>
    <style:style style:name="P60" style:family="paragraph" style:parent-style-name="Text_20_body">
      <style:paragraph-properties fo:margin-top="0in" fo:margin-bottom="0.0043in" loext:contextual-spacing="false" fo:line-height="100%"/>
    </style:style>
    <style:style style:name="P61" style:family="paragraph" style:parent-style-name="Text_20_body">
      <style:paragraph-properties fo:margin-top="0in" fo:margin-bottom="0.0043in" loext:contextual-spacing="false" fo:line-height="100%"/>
      <style:text-properties style:font-name="Arial" style:font-name-complex="Arial"/>
    </style:style>
    <style:style style:name="P62"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3" style:family="paragraph" style:parent-style-name="Table_20_Contents">
      <style:paragraph-properties fo:margin-top="0in" fo:margin-bottom="0in" loext:contextual-spacing="false"/>
      <style:text-properties style:font-name="Arial" style:font-name-complex="Arial"/>
    </style:style>
    <style:style style:name="P64"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5" style:family="paragraph" style:parent-style-name="Table_20_Contents">
      <style:paragraph-properties fo:margin-top="0in" fo:margin-bottom="0in" loext:contextual-spacing="false"/>
      <style:text-properties style:font-name="Arial" officeooo:paragraph-rsid="001051cc" style:font-name-complex="Arial"/>
    </style:style>
    <style:style style:name="P66"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fo:font-size="12pt" style:font-size-asian="12pt" style:font-size-complex="12pt"/>
    </style:style>
    <style:style style:name="T12" style:family="text">
      <style:text-properties fo:color="#000000" fo:font-size="12pt" officeooo:rsid="00172124"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fo:font-size="12pt" style:font-size-asian="12pt" style:font-name-complex="Arial" style:font-size-complex="12pt"/>
    </style:style>
    <style:style style:name="T16" style:family="text">
      <style:text-properties style:font-name="Arial" fo:font-size="12pt" style:font-size-asian="12pt" style:font-size-complex="12pt"/>
    </style:style>
    <style:style style:name="T17" style:family="text">
      <style:text-properties style:font-name="Arial" fo:font-size="12pt" style:font-size-asian="12pt" style:language-asian="hu" style:country-asian="HU"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style:language-asian="hu" style:country-asian="HU" style:font-name-complex="Arial"/>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ize="10pt" style:font-size-asian="10pt" style:font-name-complex="Arial" style:font-size-complex="10pt"/>
    </style:style>
    <style:style style:name="T24" style:family="text">
      <style:text-properties style:font-name="Arial" fo:font-weight="bold" style:font-weight-asian="bold" style:font-name-complex="Arial"/>
    </style:style>
    <style:style style:name="T25" style:family="text">
      <style:text-properties style:font-name="Arial" fo:font-style="normal" style:font-style-asian="normal" style:font-name-complex="Arial" style:font-style-complex="normal"/>
    </style:style>
    <style:style style:name="T26" style:family="text">
      <style:text-properties style:font-name="Arial" fo:font-size="6pt" style:font-size-asian="6pt" style:font-name-complex="Arial" style:font-size-complex="6pt"/>
    </style:style>
    <style:style style:name="T27" style:family="text">
      <style:text-properties style:language-asian="hu" style:country-asian="HU"/>
    </style:style>
    <style:style style:name="T28" style:family="text">
      <style:text-properties fo:color="#9900ff" style:font-name="Arial" fo:font-size="12pt" style:font-size-asian="12pt" style:language-asian="hu" style:country-asian="HU" style:font-name-complex="Arial" style:font-size-complex="12pt"/>
    </style:style>
    <style:style style:name="T29" style:family="text">
      <style:text-properties fo:color="#9900ff" style:font-name="Arial" fo:font-size="12pt" style:font-size-asian="12pt" style:language-asian="hu" style:country-asian="HU" style:font-size-complex="12pt"/>
    </style:style>
    <style:style style:name="T30" style:family="text">
      <style:text-properties fo:color="#9900ff" style:font-name="Arial" fo:font-size="12pt" style:font-name-asian="Arial" style:font-size-asian="12pt" style:font-name-complex="Arial" style:font-size-complex="12pt"/>
    </style:style>
    <style:style style:name="T31" style:family="text">
      <style:text-properties fo:color="#9933ff" style:font-name="Arial" style:font-name-complex="Arial"/>
    </style:style>
    <style:style style:name="T32" style:family="text">
      <style:text-properties fo:background-color="#ffff00" loext:char-shading-value="0"/>
    </style:style>
    <style:style style:name="T33" style:family="text">
      <style:text-properties fo:font-variant="normal" fo:text-transform="none" fo:color="#000000" fo:letter-spacing="normal" fo:font-style="normal" fo:font-weight="normal"/>
    </style:style>
    <style:style style:name="T34" style:family="text">
      <style:text-properties style:use-window-font-color="true"/>
    </style:style>
    <style:style style:name="T35" style:family="text">
      <style:text-properties style:use-window-font-color="true"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font-size="12pt" officeooo:rsid="00172124"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ertificate of a Persona as</text:p>
      <text:p text:style-name="P9">Sight Impaired (partially sighted) or</text:p>
      <text:p text:style-name="P9">as Severly Sight Impaired (blind)</text:p>
      <text:p text:style-name="P9"/>
      <text:p text:style-name="P54"><text:span text:style-name="Bekezdés_20_alapbetűtípusa"><text:span text:style-name="T5">Part 1: To be completed by the patient or representative</text:span></text:span></text:p>
      <text:p text:style-name="P20"/>
      <text:p text:style-name="P55"><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5">I understand that my council or care trust will arrange for me to be registered with them if I so wish.</text:p>
      <text:p text:style-name="P62"/>
      <text:p text:style-name="Normál"><text:span text:style-name="T16">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5">Signature:</text:span></text:span></text:p>
          </table:table-cell>
          <table:table-cell table:style-name="Táblázat1.B1" office:value-type="string">
            <text:p text:style-name="P56"><text:span text:style-name="Bekezdés_20_alapbetűtípusa"><text:span text:style-name="T17"><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5">Date</text:span></text:span><text:span text:style-name="Bekezdés_20_alapbetűtípusa"><text:span text:style-name="T19">: </text:span></text:span><text:span text:style-name="signatureDate"><text:span text:style-name="T8">Signature Date</text:span></text:span></text:p>
      <text:p text:style-name="Normál"><text:span text:style-name="T30"><text:span text:style-name="T30"/></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8"/></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8"><text:span text:style-name="signedByRepresentative"><text:span text:style-name="T29"/></text:span></text:p>
          </table:table-cell>
          <table:table-cell table:style-name="patientOrRepresentative.A2" office:value-type="string">
            <text:p text:style-name="P16">the patient’s representative and my name is (PLEASE PRINT):</text:p>
            <text:p text:style-name="P31"><text:span text:style-name="representativeName"><text:span text:style-name="T11">Representative Name</text:span></text:span></text:p>
          </table:table-cell>
        </table:table-row>
      </table:table>
      <text:p text:style-name="P44">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8"><text:span text:style-name="Bekezdés_20_alapbetűtípusa"><text:span text:style-name="T13">(tick one)</text:span></text:span></text:p>
          </table:table-cell>
          <table:table-cell table:style-name="isConsideredBlind.A1" office:value-type="string">
            <text:p text:style-name="P39"/>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3">Date of examination: <text:s/></text:span></text:span><text:span text:style-name="examinationDate"><text:span text:style-name="T9">Examination Date</text:span></text:span><text:span text:style-name="T31"><text:span text:style-name="T31"> </text:span></text:span><text:span text:style-name="T25">(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0"><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0"><text:span text:style-name="hospitalAddress"><text:span text:style-name="T34">Hospital Address Multiline</text:span></text:span></text:p><text:p text:style-name="Normál"/></draw:text-box></draw:frame><text:span text:style-name="Bekezdés_20_alapbetűtípusa"><text:span text:style-name="T13">Consultant’s Name: <text:s text:c="2"/></text:span></text:span><text:span text:style-name="consultantName"><text:span text:style-name="T9">Consultant Name</text:span></text:span></text:p>
      <text:p text:style-name="Normál"><text:span text:style-name="Bekezdés_20_alapbetűtípusa"><text:span text:style-name="T13">Hospital address:</text:span></text:span> <text:span text:style-name="Bekezdés_20_alapbetűtípusa"><text:span text:style-name="T13"><text:tab/></text:span></text:span></text:p>
      <text:p text:style-name="P58"/>
      <text:p text:style-name="P58"/>
      <text:p text:style-name="P58"/>
      <text:p text:style-name="P57"><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51"><text:span text:style-name="Bekezdés_20_alapbetűtípusa"><text:span text:style-name="T1"/></text:span></text:p>
      <text:p text:style-name="P70"><draw:frame draw:style-name="fr1" draw:name="Szövegdoboz 21" text:anchor-type="paragraph" svg:x="3.428in" svg:y="0.1839in" svg:width="3.2465in" style:rel-width="scale" svg:height="1.302in" style:rel-height="scale" draw:z-index="5"><draw:text-box><text:p text:style-name="P59"><text:span text:style-name="hospitalAddress"><text:span text:style-name="T35">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3">Part 2: to be completed by the consultant ophthalmologist</text:p>
      <text:p text:style-name="P4"/>
      <text:p text:style-name="Normál"><text:span text:style-name="Bekezdés_20_alapbetűtípusa"><text:span text:style-name="T22">A. Patient’s details</text:span></text:span> <text:span text:style-name="Bekezdés_20_alapbetűtípusa"><text:span text:style-name="T22"><text:tab/> </text:span></text:span><text:span text:style-name="Bekezdés_20_alapbetűtípusa"><text:span text:style-name="T14">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1"><text:span text:style-name="patientName"><text:span text:style-name="T11">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11">Patient Address</text:span></text:span></text:p>
            <text:p text:style-name="P10"/>
            <text:p text:style-name="P10"/>
            <text:p text:style-name="P2"><text:span text:style-name="T11">Email: </text:span><text:span text:style-name="patientEmail"><text:span text:style-name="T11">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11">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5">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5">NHS Number: </text:span></text:span><text:span text:style-name="nhsNumber"><text:span text:style-name="T6">NhsNumber</text:span></text:span></text:p>
          </table:table-cell>
          <table:table-cell table:style-name="Táblázat6.A2" office:value-type="string">
            <text:p text:style-name="P2"><text:span text:style-name="T16">Daytime Tel.</text:span><text:span text:style-name="T11">: </text:span><text:span text:style-name="patientTel"><text:span text:style-name="T11">Patient Tel</text:span></text:span></text:p>
          </table:table-cell>
        </table:table-row>
        <table:table-row table:style-name="Táblázat6.5">
          <table:table-cell table:style-name="Táblázat6.A1" office:value-type="string">
            <text:p text:style-name="P10">Details of general practitioner</text:p>
            <text:p text:style-name="P49"><text:span text:style-name="Bekezdés_20_alapbetűtípusa"><text:span text:style-name="T15">Name: <text:tab/></text:span></text:span><text:span text:style-name="gpName"><text:span text:style-name="T6">GpName</text:span></text:span></text:p>
            <text:p text:style-name="P49"><text:span text:style-name="Bekezdés_20_alapbetűtípusa"><text:span text:style-name="T15">Address: <text:tab/></text:span></text:span><text:span text:style-name="gpAddress"><text:span text:style-name="T6">GpAddress</text:span></text:span></text:p>
            <text:p text:style-name="P12"/>
            <text:p text:style-name="P49"><text:span text:style-name="Bekezdés_20_alapbetűtípusa"><text:span text:style-name="T15">Tel.: <text:tab/></text:span></text:span><text:span text:style-name="gpTel"><text:span text:style-name="T6">GpTel</text:span></text:span></text:p>
            <text:p text:style-name="P10"/>
          </table:table-cell>
          <table:table-cell table:style-name="Táblázat6.A1" office:value-type="string">
            <text:p text:style-name="P10">Details of local social services / agent</text:p>
            <text:p text:style-name="P7"><text:span text:style-name="T16">Name: <text:tab/></text:span><text:span text:style-name="T37">LA</text:span><text:span text:style-name="localAuthorityName"><text:span text:style-name="T11"> Name</text:span></text:span></text:p>
            <text:p text:style-name="P7"><text:span text:style-name="T16">Address: <text:tab/></text:span><text:span text:style-name="T37">LA</text:span><text:span text:style-name="localAuthorityAddress"><text:span text:style-name="T11"> Address</text:span></text:span></text:p>
            <text:p text:style-name="P13"/>
            <text:p text:style-name="P7"><text:span text:style-name="T16">Tel.: <text:tab/></text:span><text:span text:style-name="localAuthorityTel"><text:span text:style-name="T12">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3"/>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text:span text:style-name="sightVariesByLightLevelYes"/></text:p>
          </table:table-cell>
          <table:table-cell table:style-name="Táblázat10.A1" office:value-type="string">
            <text:p text:style-name="P67">No</text:p>
          </table:table-cell>
          <table:table-cell table:style-name="Táblázat10.B1" office:value-type="string">
            <text:p text:style-name="P69"><text:span text:style-name="sightVariesByLightLevelNo"/></text:p>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1"><text:span text:style-name="Bekezdés_20_alapbetűtípusa"><text:span text:style-name="T21">C. Diagnosis</text:span></text:span></text:p>
      <text:p text:style-name="P47"><text:span text:style-name="Bekezdés_20_alapbetűtípusa"><text:span text:style-name="T26"/></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row>
      </table:table>
      <text:p text:style-name="P46">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3">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5"/>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3">Paediatric</text:span> </text:p>
          </table:table-cell>
          <table:table-cell table:style-name="disorderPaediatricTable.A1" office:value-type="string">
            <text:p text:style-name="P26"><text:span text:style-name="T33">retinopathy of prematurity</text:span> <text:tab/></text:p>
          </table:table-cell>
          <table:table-cell table:style-name="disorderPaediatricTable.A1" office:value-type="string">
            <text:p text:style-name="P26"><text:span text:style-name="T33">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CNS malformations</text:span> </text:p>
          </table:table-cell>
          <table:table-cell table:style-name="disorderPaediatricTable.A1" office:value-type="string">
            <text:p text:style-name="P50">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eye malformations</text:span> </text:p>
          </table:table-cell>
          <table:table-cell table:style-name="disorderPaediatricTable.A1" office:value-type="string">
            <text:p text:style-name="P26"><text:span text:style-name="T33">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0">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6">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2"/>
      <text:p text:style-name="Normál"><text:span text:style-name="Bekezdés_20_alapbetűtípusa"><text:span text:style-name="T18">In the view of clinic staff these factors require contact with the patient</text:span></text:span> <text:span text:style-name="Bekezdés_20_alapbetűtípusa"><text:span text:style-name="T15">(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8"/>
          </table:table-cell>
          <table:table-cell table:style-name="contactUrgency.B1" office:value-type="string">
            <text:p text:style-name="P21">As soon as possible and within the next 2 weeks</text:p>
          </table:table-cell>
        </table:table-row>
      </table:table>
      <text:p text:style-name="P2"/>
      <text:p text:style-name="P58"/>
      <text:p text:style-name="P58"/>
      <text:p text:style-name="P58"/>
      <text:p text:style-name="P58"/>
      <text:p text:style-name="P58"/>
      <text:p text:style-name="P58"/>
      <text:p text:style-name="P58"/>
      <text:p text:style-name="P58"/>
      <text:p text:style-name="P57"><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4">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4">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7"/></text:span></text:p>
        <text:p text:style-name="P60"/>
        <text:p text:style-name="P60"/>
        <text:p text:style-name="P60"/>
        <text:p text:style-name="P60"/>
        <text:p text:style-name="P60"><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4">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4">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7"/></text:span></text:p>
        <text:p text:style-name="P60"><text:span text:style-name="Bekezdés_20_alapbetűtípusa"><text:span text:style-name="T27"/></text:span></text:p>
        <text:p text:style-name="P60"/>
        <text:p text:style-name="P60"/>
        <text:p text:style-name="P60"/>
        <text:p text:style-name="P60"/>
        <text:p text:style-name="P60"/>
        <text:p text:style-name="P60"><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4">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7"/></text:span></text:p>
        <text:p text:style-name="P60"/>
        <text:p text:style-name="P60"/>
        <text:p text:style-name="P61"/>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3"/>
              <text:p text:style-name="P63">The patient would prefer further information:</text:p>
              <text:p text:style-name="P63"/>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LGPRINT"/></text:p>
            </table:table-cell>
            <table:table-cell table:style-name="preferredInfoFormat.B2" office:value-type="string">
              <text:p text:style-name="P63">In large print</text:p>
            </table:table-cell>
            <table:table-cell table:style-name="preferredInfoFormat.A2" office:value-type="string">
              <text:p text:style-name="P64"><text:span text:style-name="preferredInfoFormatCD"/></text:p>
            </table:table-cell>
            <table:table-cell table:style-name="preferredInfoFormat.B2" office:value-type="string">
              <text:p text:style-name="P68">On audio CD</text:p>
            </table:table-cell>
            <table:table-cell table:style-name="preferredInfoFormat.A2" office:value-type="string">
              <text:p text:style-name="P64"><text:span text:style-name="preferredInfoFormatBRAILLE"/></text:p>
            </table:table-cell>
            <table:table-cell table:style-name="preferredInfoFormat.B2" office:value-type="string">
              <text:p text:style-name="P63">In braille</text:p>
            </table:table-cell>
            <table:table-cell table:style-name="preferredInfoFormat.A1" office:value-type="string">
              <text:p text:style-name="P64"/>
            </table:table-cell>
          </table:table-row>
          <table:table-row table:style-name="preferredInfoFormat.2">
            <table:table-cell table:style-name="preferredInfoFormat.A1" table:number-columns-spanned="7" office:value-type="string">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EMAIL"/></text:p>
            </table:table-cell>
            <table:table-cell table:style-name="preferredInfoFormat.B2" office:value-type="string">
              <text:p text:style-name="P65">By email to</text:p>
            </table:table-cell>
            <table:table-cell table:style-name="preferredInfoFormat.A1" table:number-columns-spanned="5" office:value-type="string">
              <text:p text:style-name="P66"><text:span text:style-name="preferredInfoFormatEmailAddress"><text:span text:style-name="T36"/></text:span></text:p>
            </table:table-cell>
            <table:covered-table-cell/>
            <table:covered-table-cell/>
            <table:covered-table-cell/>
            <table:covered-table-cell/>
          </table:table-row>
        </table:table>
        <text:p text:style-name="P25"/>
        <text:p text:style-name="Normál"><text:span text:style-name="Bekezdés_20_alapbetűtípusa"><text:span text:style-name="T15">The language the patient prefers to receive information in is</text:span></text:span> <text:span text:style-name="Bekezdés_20_alapbetűtípusa"><text:span text:style-name="T13"><text:s/></text:span></text:span><text:span text:style-name="preferredLanguage"><text:span text:style-name="T10">[preferredLanguage]</text:span></text:span></text:p>
        <text:p text:style-name="P2"/>
        <text:list xml:id="list5425614133440939977"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10"/>
        <text:p text:style-name="P15"><text:span text:style-name="socialServiceComments"/></text:p>
        <text:p text:style-name="P10"/>
        <text:p text:style-name="P10">Please make the patient aware of any services/allowances/equipment available</text:p>
        <text:p text:style-name="P10"/>
        <text:p text:style-name="P10">Thank you</text:p>
        <text:p text:style-name="P75">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6">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2">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4226985821726726821"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6">Patient Consent</text:p>
        <text:p text:style-name="P10"><text:soft-page-break/>I consent to <text:span text:style-name="T32">my</text:span> the personal and sensitive personal information contained within this form being <text:span text:style-name="T32">passed to my</text:span> local council, General Practitioner and Primary Care Trust for referral, assessment and registration purposes <text:span text:style-name="T32">and to my contact details being shared with RNIB for information on national and local services; in addition:</text:span></text:p>
        <text:p text:style-name="P10"/>
        <text:list xml:id="list590271582276793326"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2">I</text:span> understand that the Royal College, MEH,<text:span text:style-name="T32"> DH and RNIB</text:span> have a duty of confidentiality and duties under the Data Protection Act 1998 towards use of my information;</text:p>
          </text:list-item>
          <text:list-item>
            <text:p text:style-name="P83"><text:span text:style-name="T32">I</text:span> understand that I do not have to consent to my information being used for any of these purposes, and can withdraw my consent at any point</text:p>
          </text:list-item>
          <text:list-item>
            <text:p text:style-name="P83"><text:span text:style-name="T32">I</text:span> am aware that I will also be given a copy of this form.</text:p>
          </text:list-item>
        </text:list>
        <text:p text:style-name="P10"/>
        <text:p text:style-name="P8"/>
        <text:p text:style-name="P76">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2">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2T10:51:07.218318000</dc:date>
    <meta:editing-cycles>257</meta:editing-cycles>
    <meta:editing-duration>PT15H11M19S</meta:editing-duration>
    <meta:print-date>2016-08-14T18:39:32.62</meta:print-date>
    <meta:document-statistic meta:table-count="30" meta:image-count="2" meta:object-count="0" meta:page-count="8" meta:paragraph-count="244" meta:word-count="1529" meta:character-count="9476" meta:non-whitespace-character-count="8134"/>
    <meta:template xlink:type="simple" xlink:actuate="onRequest" xlink:title="" xlink:href="../example_certificate_4.odt/Normal"/>
  </office:meta>
</office:document-meta>
</file>